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1485" officeooo:paragraph-rsid="001a1485"/>
    </style:style>
    <style:style style:name="P2" style:family="paragraph" style:parent-style-name="Standard">
      <style:text-properties officeooo:rsid="001c9891" officeooo:paragraph-rsid="001c9891"/>
    </style:style>
    <style:style style:name="P3" style:family="paragraph" style:parent-style-name="Standard">
      <style:text-properties officeooo:rsid="001c9891" officeooo:paragraph-rsid="00267f8c"/>
    </style:style>
    <style:style style:name="P4" style:family="paragraph" style:parent-style-name="Standard">
      <style:text-properties officeooo:rsid="00a02709" officeooo:paragraph-rsid="00a02709"/>
    </style:style>
    <style:style style:name="P5" style:family="paragraph" style:parent-style-name="Standard">
      <style:text-properties officeooo:rsid="00a3fdd6" officeooo:paragraph-rsid="00a7d336"/>
    </style:style>
    <style:style style:name="P6" style:family="paragraph" style:parent-style-name="Standard">
      <style:text-properties officeooo:rsid="00a5da16" officeooo:paragraph-rsid="00a5da16"/>
    </style:style>
    <style:style style:name="P7" style:family="paragraph" style:parent-style-name="Standard">
      <loext:graphic-properties draw:fill="solid" draw:fill-color="#eeeeee"/>
      <style:paragraph-properties fo:background-color="#eeeeee" fo:padding="0.0201in" fo:border="0.06pt solid #999999" style:shadow="none" style:writing-mode="page"/>
      <style:text-properties style:font-name="Liberation Mono" fo:font-size="10pt" fo:language="zxx" fo:country="none" officeooo:rsid="001a1485" officeooo:paragraph-rsid="001a1485" style:font-name-asian="Liberation Mono" style:font-size-asian="10pt" style:language-asian="zxx" style:country-asian="none" style:font-name-complex="Liberation Mono" style:font-size-complex="10pt" style:language-complex="zxx" style:country-complex="none"/>
    </style:style>
    <style:style style:name="P8" style:family="paragraph" style:parent-style-name="Preformatted_20_Text">
      <loext:graphic-properties draw:fill="solid" draw:fill-color="#eeeeee"/>
      <style:paragraph-properties fo:background-color="#eeeeee" fo:padding="0.0201in" fo:border="0.06pt solid #999999" style:shadow="none" style:writing-mode="page"/>
    </style:style>
    <style:style style:name="P9" style:family="paragraph" style:parent-style-name="Preformatted_20_Text">
      <loext:graphic-properties draw:fill="solid" draw:fill-color="#eeeeee"/>
      <style:paragraph-properties fo:background-color="#eeeeee" fo:padding="0.0201in" fo:border="0.06pt solid #999999" style:shadow="none" style:writing-mode="page"/>
      <style:text-properties officeooo:paragraph-rsid="00208fb3"/>
    </style:style>
    <style:style style:name="P10" style:family="paragraph" style:parent-style-name="Preformatted_20_Text">
      <loext:graphic-properties draw:fill="solid" draw:fill-color="#eeeeee"/>
      <style:paragraph-properties fo:background-color="#eeeeee" fo:padding="0.0201in" fo:border="0.06pt solid #999999" style:shadow="none" style:writing-mode="page"/>
      <style:text-properties officeooo:paragraph-rsid="001f86ff"/>
    </style:style>
    <style:style style:name="P11" style:family="paragraph" style:parent-style-name="Text_20_body">
      <style:text-properties officeooo:rsid="001c6a3f" officeooo:paragraph-rsid="001c6a3f"/>
    </style:style>
    <style:style style:name="P12" style:family="paragraph" style:parent-style-name="Text_20_body">
      <style:text-properties officeooo:rsid="001c9891" officeooo:paragraph-rsid="001c9891"/>
    </style:style>
    <style:style style:name="P13" style:family="paragraph" style:parent-style-name="Text_20_body">
      <style:text-properties officeooo:rsid="009f89e9" officeooo:paragraph-rsid="009f89e9"/>
    </style:style>
    <style:style style:name="P14" style:family="paragraph" style:parent-style-name="Standard">
      <style:text-properties style:font-name="Liberation Mono" fo:font-size="6pt" style:font-size-asian="5.25pt" style:font-size-complex="6pt"/>
    </style:style>
    <style:style style:name="P15" style:family="paragraph" style:parent-style-name="Standard">
      <style:text-properties fo:font-size="6pt" officeooo:rsid="001c9891" officeooo:paragraph-rsid="001c9891" style:font-size-asian="5.25pt" style:font-size-complex="6pt"/>
    </style:style>
    <style:style style:name="P16" style:family="paragraph" style:parent-style-name="Standard">
      <style:text-properties fo:font-size="6pt" officeooo:rsid="001a1485" officeooo:paragraph-rsid="001a1485" style:font-size-asian="5.25pt" style:font-size-complex="6pt"/>
    </style:style>
    <style:style style:name="P17" style:family="paragraph" style:parent-style-name="Standard">
      <style:text-properties fo:font-size="6pt" officeooo:rsid="00a3fdd6" officeooo:paragraph-rsid="00a3fdd6" style:font-size-asian="5.25pt" style:font-size-complex="6pt"/>
    </style:style>
    <style:style style:name="P18" style:family="paragraph" style:parent-style-name="Standard">
      <style:text-properties fo:font-size="18pt" style:font-size-asian="15.75pt" style:font-size-complex="18pt"/>
    </style:style>
    <style:style style:name="P19" style:family="paragraph" style:parent-style-name="Standard">
      <style:text-properties fo:font-size="18pt" officeooo:rsid="001c9891" officeooo:paragraph-rsid="00267f8c" style:font-size-asian="15.75pt" style:font-size-complex="18pt"/>
    </style:style>
    <style:style style:name="P20" style:family="paragraph" style:parent-style-name="Standard">
      <style:text-properties fo:font-size="18pt" officeooo:rsid="001a1485" officeooo:paragraph-rsid="001a1485" style:font-size-asian="15.75pt" style:font-size-complex="18pt"/>
    </style:style>
    <style:style style:name="P21" style:family="paragraph" style:parent-style-name="Text_20_body">
      <style:text-properties officeooo:rsid="001a1485" officeooo:paragraph-rsid="01600177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Preformatted_20_Text" style:list-style-name="">
      <loext:graphic-properties draw:fill="solid" draw:fill-color="#eeeeee"/>
      <style:paragraph-properties fo:background-color="#eeeeee" fo:padding="0.0201in" fo:border-left="0.06pt solid #666666" fo:border-right="0.06pt solid #666666" fo:border-top="0.06pt solid #666666" fo:border-bottom="0.06pt solid #999999" style:shadow="none" style:writing-mode="page"/>
      <style:text-properties style:font-name="Liberation Mono" fo:font-size="10pt" fo:font-weight="normal" officeooo:paragraph-rsid="002746a6" style:font-size-asian="10pt" style:font-weight-asian="normal" style:font-size-complex="10pt" style:font-weight-complex="normal"/>
    </style:style>
    <style:style style:name="P24" style:family="paragraph" style:parent-style-name="Heading_20_3">
      <style:text-properties officeooo:paragraph-rsid="001a1485"/>
    </style:style>
    <style:style style:name="T1" style:family="text">
      <style:text-properties officeooo:rsid="001c9891"/>
    </style:style>
    <style:style style:name="T2" style:family="text">
      <style:text-properties officeooo:rsid="001cebe9"/>
    </style:style>
    <style:style style:name="T3" style:family="text">
      <style:text-properties officeooo:rsid="00267f8c"/>
    </style:style>
    <style:style style:name="T4" style:family="text">
      <style:text-properties style:font-name="Liberation Mono" fo:font-size="9.5pt" style:font-size-asian="9.5pt" style:font-size-complex="9.5pt"/>
    </style:style>
    <style:style style:name="T5" style:family="text">
      <style:text-properties style:font-name="Liberation Mono" fo:font-size="9.5pt" officeooo:rsid="002746a6" style:font-size-asian="9.5pt" style:font-size-complex="9.5pt"/>
    </style:style>
    <style:style style:name="T6" style:family="text">
      <style:text-properties style:font-name="Liberation Mono" fo:font-size="9.5pt" officeooo:rsid="001cebe9" style:font-size-asian="9.5pt" style:font-size-complex="9.5pt"/>
    </style:style>
    <style:style style:name="T7" style:family="text">
      <style:text-properties style:font-name="Liberation Mono" fo:font-size="9.5pt" fo:language="zxx" fo:country="none" style:font-size-asian="9.5pt" style:language-asian="zxx" style:country-asian="none" style:font-size-complex="9.5pt" style:language-complex="zxx" style:country-complex="none"/>
    </style:style>
    <style:style style:name="T8" style:family="text">
      <style:text-properties style:font-name="Liberation Mono" fo:font-size="9.5pt" fo:language="zxx" fo:country="none" officeooo:rsid="001cebe9" style:font-size-asian="9.5pt" style:language-asian="zxx" style:country-asian="none" style:font-size-complex="9.5pt" style:language-complex="zxx" style:country-complex="none"/>
    </style:style>
    <style:style style:name="T9" style:family="text">
      <style:text-properties style:font-name="Liberation Mono" fo:font-size="9.89999961853027pt" style:font-size-asian="9.89999961853027pt" style:font-size-complex="9.89999961853027pt"/>
    </style:style>
    <style:style style:name="T10" style:family="text">
      <style:text-properties officeooo:rsid="002746a6"/>
    </style:style>
    <style:style style:name="T11" style:family="text">
      <style:text-properties officeooo:rsid="009c5b02"/>
    </style:style>
    <style:style style:name="T12" style:family="text">
      <style:text-properties officeooo:rsid="00a02709"/>
    </style:style>
    <style:style style:name="T13" style:family="text">
      <style:text-properties officeooo:rsid="00a5da16"/>
    </style:style>
    <style:style style:name="T14" style:family="text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5" style:family="text">
      <style:text-properties officeooo:rsid="01600177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TL Project</text:p>
      <text:h text:style-name="Heading_20_1" text:outline-level="1">Part 1: Reddit <text:span text:style-name="T15">(HTML to MongoDB)</text:span></text:h>
      <text:p text:style-name="P11">Reddit is a website where users post content that is then voted on by other users with the highest voted content appearing on the front page. <text:s/>Internet clickbait sites and lazy journalists will often copy and paste content from this site and call it news <text:span text:style-name="T3">in an attempt to drive web traffic to their site</text:span>. <text:s/>It's self-described as "the front page of the internet" and just like most <text:span text:style-name="T3">sources of </text:span>news, the headlines are worth reading, but the content not s<text:span text:style-name="T10">o</text:span> much. <text:s/><text:span text:style-name="T1">In this project we automate the process of going to the site to read the headlines and put them into a MongoDB database to be read later.</text:span></text:p>
      <text:h text:style-name="Heading_20_3" text:outline-level="3">Source</text:h>
      <text:p text:style-name="P12">The data source for this project will be the Reddit homepage (<text:a xlink:type="simple" xlink:href="https://www.reddit.com/" text:style-name="Internet_20_link" text:visited-style-name="Visited_20_Internet_20_Link">https://www.reddit.com/</text:a>) and five of its subreddits: <text:a xlink:type="simple" xlink:href="https://www.reddit.com/r/science" text:style-name="Internet_20_link" text:visited-style-name="Visited_20_Internet_20_Link">r/science</text:a>, <text:a xlink:type="simple" xlink:href="https://www.reddit.com/r/technology" text:style-name="Internet_20_link" text:visited-style-name="Visited_20_Internet_20_Link">r/technology</text:a>, <text:a xlink:type="simple" xlink:href="https://www.reddit.com/r/programming" text:style-name="Internet_20_link" text:visited-style-name="Visited_20_Internet_20_Link">r/programming</text:a>, <text:a xlink:type="simple" xlink:href="https://www.reddit.com/r/AskReddit" text:style-name="Internet_20_link" text:visited-style-name="Visited_20_Internet_20_Link">r/AskReddit</text:a>, and <text:a xlink:type="simple" xlink:href="https://www.reddit.com/r/news" text:style-name="Internet_20_link" text:visited-style-name="Visited_20_Internet_20_Link">r/news</text:a>. <text:s/>We will be using simple Python web requests to get the HTML, and BeautifulSoup to parse it.</text:p>
      <text:h text:style-name="Heading_20_3" text:outline-level="3">Transformation</text:h>
      <text:p text:style-name="P2">The site's content is organized in div elements. <text:s/>The CSS class names of the divs are not human readable, so we will instead be getting <text:span text:style-name="T10">the </text:span>headlines by finding the comments span element <text:span text:style-name="T10">that</text:span> common in each post and then using BeautifulSoup to find neighbor elements of interest. <text:s/><text:span text:style-name="T2">The data will be stored in a Python dictionary containing "title", "link", "age", "comments", and "subreddit" keys.</text:span></text:p>
      <text:h text:style-name="Heading_20_3" text:outline-level="3">Destination</text:h>
      <text:p text:style-name="P3">After <text:span text:style-name="T2">the data has been scraped and placed into a Python dictionary using BeautifulSoup we will then store the dictionary as a document in a MongoDB collection. <text:s/>The documents will be inserted into a collection called "posts" in a database called "reddit". <text:s/>Note that MongoDB records a timestamp of all insertions and encodes them in the document's "$oid", thus eliminating the need to manually store when the data was scraped.</text:span></text:p>
      <text:p text:style-name="P19"/>
      <text:p text:style-name="P3"><text:span text:style-name="T2">Example output from mongo shell of command: </text:span><text:span text:style-name="T6">db.getSiblingDB("reddit").posts.find()[17]</text:span></text:p>
      <text:p text:style-name="P15"/>
      <text:p text:style-name="P8">{</text:p>
      <text:p text:style-name="P9"><text:s text:c="2"/>"_id": {"$oid": "5eadaeb3f6f02e88202f9891"},</text:p>
      <text:p text:style-name="P10"><text:s text:c="2"/>"title": "Did you know: Android was originally designed for digital cameras not </text:p>
      <text:p text:style-name="P10"><text:s text:c="12"/>phones",</text:p>
      <text:p text:style-name="P10"><text:s text:c="2"/>"link": "/r/technology/comments/gc595x/did_you_know_android_was_originally_</text:p>
      <text:p text:style-name="P10"><text:s text:c="11"/>designed_for/",</text:p>
      <text:p text:style-name="P8"><text:s text:c="2"/>"age": "5 hours",</text:p>
      <text:p text:style-name="P8"><text:s text:c="2"/>"comments": "21",</text:p>
      <text:p text:style-name="P8"><text:s text:c="2"/>"subreddit": "technology"</text:p>
      <text:p text:style-name="P8">}</text:p>
      <text:p text:style-name="P18"/>
      <text:p text:style-name="Standard"><text:span text:style-name="T10">*Command to get timestamp: </text:span><text:span text:style-name="T9">d</text:span><text:span text:style-name="T4">b.getSiblingDB("reddit").posts.find()[17]._id.getTimestam</text:span><text:span text:style-name="T5">p</text:span><text:span text:style-name="T4">()</text:span></text:p>
      <text:p text:style-name="P14"/>
      <text:h text:style-name="P23" text:outline-level="1">ISODate("2020-05-02T17:32:35Z")</text:h>
      <text:h text:style-name="P22" text:outline-level="1">Part 2: Iris Flower Data<text:span text:style-name="T11">s</text:span>et <text:span text:style-name="T15">(API to SQL)</text:span></text:h>
      <text:p text:style-name="P21">T<text:span text:style-name="T11">he Iris flow dataset is a standard used to test statistical classification techniques. It contains a collection of sepal and petal measurements from three species of Iris flowers. <text:s/>For this assignment we will be playing the part of a student who wishes to practice their machine learning abilities, server side.</text:span></text:p>
      <text:p text:style-name="P21"><text:span text:style-name="T11">You have just implemented a k-means clustering SQL function (written for PostgreSQL in C) and you wish to test it. <text:s/>You know the Iris flower dataset would be perfect for this. <text:s/>You have used it often in the scikit-learn Python library, and figure it would be a sinch to write a small python program to output a SQL script version of the data.</text:span></text:p>
      <text:h text:style-name="P24" text:outline-level="3">Source</text:h>
      <text:p text:style-name="P13">In this example the datasource is the scikit-learn Python library. <text:s/><text:span text:style-name="T12">It has several datasets it stores internally as CSVs, but it is best to read them using the library's APIs as the tables are not necessarily stored in an intuitive matter.</text:span></text:p>
      <text:h text:style-name="P24" text:outline-level="3">Transformation</text:h>
      <text:p text:style-name="P4">Scikit-learn stores the Iris flower dataset in four different variables: <text:s/>feature_names, data, target_names, and target. <text:s/>First, <text:span text:style-name="T15">these are</text:span> <text:span text:style-name="T13">combined</text:span> into two variables: <text:s/>a table header, and a table body. <text:s/>Then, <text:span text:style-name="T15">they are</text:span> export<text:span text:style-name="T15">ed</text:span> as a SQL script <text:span text:style-name="T13">using low level Python string manipulation</text:span>.</text:p>
      <text:h text:style-name="P24" text:outline-level="3">Destination</text:h>
      <text:p text:style-name="P6">The output of the python script is a file called <text:span text:style-name="T8">iris.sql</text:span>. <text:s/>The head of the file is displayed below</text:p>
      <text:p text:style-name="P16"/>
      <text:p text:style-name="P7">DROP TABLE IF EXISTS IRIS;</text:p>
      <text:p text:style-name="P7">CREATE TABLE IRIS (</text:p>
      <text:p text:style-name="P7"><text:s text:c="2"/>SEPAL_LENGTH FLOAT,</text:p>
      <text:p text:style-name="P7"><text:s text:c="2"/>SEPAL_WIDTH FLOAT,</text:p>
      <text:p text:style-name="P7"><text:s text:c="2"/>PETAL_LENGTH FLOAT,</text:p>
      <text:p text:style-name="P7"><text:s text:c="2"/>PETAL_WIDTH FLOAT,</text:p>
      <text:p text:style-name="P7"><text:s text:c="2"/>TARGET ENUM('setosa', 'versicolor', 'virginica')</text:p>
      <text:p text:style-name="P7">);</text:p>
      <text:p text:style-name="P7"/>
      <text:p text:style-name="P7">INSERT INTO IRIS (SEPAL_LENGTH, SEPAL_WIDTH, PETAL_LENGTH, PETAL_WIDTH, TARGET)</text:p>
      <text:p text:style-name="P7"><text:s text:c="2"/>VALUES ('5.1', '3.5', '1.4', '0.2', 'setosa');</text:p>
      <text:p text:style-name="P7">INSERT INTO IRIS (SEPAL_LENGTH, SEPAL_WIDTH, PETAL_LENGTH, PETAL_WIDTH, TARGET)</text:p>
      <text:p text:style-name="P7"><text:s text:c="2"/>VALUES ('4.9', '3.0', '1.4', '0.2', 'setosa');</text:p>
      <text:p text:style-name="P7">INSERT INTO IRIS (SEPAL_LENGTH, SEPAL_WIDTH, PETAL_LENGTH, PETAL_WIDTH, TARGET)</text:p>
      <text:p text:style-name="P7"><text:s text:c="2"/>VALUES ('4.7', '3.2', '1.3', '0.2', 'setosa');</text:p>
      <text:p text:style-name="P7">INSERT INTO IRIS (SEPAL_LENGTH, SEPAL_WIDTH, PETAL_LENGTH, PETAL_WIDTH, TARGET)</text:p>
      <text:p text:style-name="P7"><text:s text:c="2"/>VALUES ('4.6', '3.1', '1.5', '0.2', 'setosa');</text:p>
      <text:p text:style-name="P7">INSERT INTO IRIS (SEPAL_LENGTH, SEPAL_WIDTH, PETAL_LENGTH, PETAL_WIDTH, TARGET)</text:p>
      <text:p text:style-name="P7"><text:s text:c="2"/>VALUES ('5.0', '3.6', '1.4', '0.2', 'setosa');</text:p>
      <text:p text:style-name="P20"/>
      <text:p text:style-name="P5"><text:span text:style-name="T15">The table can be loaded using the command '</text:span><text:span text:style-name="T8">mysql -u username -p database_name &lt; iris.sql</text:span><text:span text:style-name="T13">' </text:span></text:p>
      <text:p text:style-name="P5"><text:span text:style-name="T15">and the table can be queried using the SQL statement '</text:span><text:span text:style-name="T8">SELECT * FROM IRIS </text:span><text:span text:style-name="T7">LIMIT 5</text:span><text:span text:style-name="T14">'</text:span></text:p>
      <text:p text:style-name="P17"/>
      <text:p text:style-name="P1"><draw:frame draw:style-name="fr1" draw:name="Object1" text:anchor-type="paragraph" svg:width="5.2583in" svg:height="1.066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1M32S</meta:editing-duration>
    <meta:editing-cycles>6</meta:editing-cycles>
    <meta:generator>LibreOffice/5.4.7.2$Windows_X86_64 LibreOffice_project/c838ef25c16710f8838b1faec480ebba495259d0</meta:generator>
    <dc:date>2020-05-05T22:47:37.074000000</dc:date>
    <meta:document-statistic meta:table-count="0" meta:image-count="0" meta:object-count="1" meta:page-count="2" meta:paragraph-count="51" meta:word-count="687" meta:character-count="4625" meta:non-whitespace-character-count="39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SEPAL_LENGTH</text:p>
          </table:table-cell>
          <table:table-cell office:value-type="string" calcext:value-type="string">
            <text:p>SEPAL_WIDTH</text:p>
          </table:table-cell>
          <table:table-cell office:value-type="string" calcext:value-type="string">
            <text:p>PETAL_LENGTH</text:p>
          </table:table-cell>
          <table:table-cell office:value-type="string" calcext:value-type="string">
            <text:p>PETAL_WIDTH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&quot;3.0&quot;" office:value-type="string" office:string-value="3.0" calcext:value-type="string">
            <text:p>3.0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table:formula="of:=&quot;5.0&quot;" office:value-type="string" office:string-value="5.0" calcext:value-type="string">
            <text:p>5.0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7:47:54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